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ircular" svg:font-family="Circular, sans-serif"/>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503cm" fo:orphans="2" fo:widows="2" fo:text-indent="0cm" style:auto-text-indent="false"/>
      <style:text-properties fo:font-variant="normal" fo:text-transform="none" fo:color="#000000" style:font-name="Circular" fo:font-size="12pt" fo:letter-spacing="normal" fo:font-style="normal" fo:font-weight="normal"/>
    </style:style>
    <style:style style:name="P2" style:family="paragraph" style:parent-style-name="Text_20_body">
      <style:paragraph-properties fo:margin-left="0cm" fo:margin-right="0cm" fo:margin-top="0cm" fo:margin-bottom="0.503cm" fo:orphans="2" fo:widows="2" fo:text-indent="0cm" style:auto-text-indent="false"/>
      <style:text-properties fo:font-variant="normal" fo:text-transform="none" fo:color="#000000" fo:letter-spacing="normal"/>
    </style:style>
    <style:style style:name="P3" style:family="paragraph" style:parent-style-name="Text_20_body">
      <style:paragraph-properties fo:margin-left="0cm" fo:margin-right="0cm" fo:margin-top="0cm" fo:margin-bottom="0.503cm" fo:orphans="2" fo:widows="2" fo:text-indent="0cm" style:auto-text-indent="false"/>
    </style:style>
    <style:style style:name="P4" style:family="paragraph" style:parent-style-name="Text_20_body" style:list-style-name="L1">
      <style:paragraph-properties fo:margin-top="0cm" fo:margin-bottom="1.058cm" fo:orphans="2" fo:widows="2"/>
      <style:text-properties fo:font-variant="normal" fo:text-transform="none" fo:color="#000000" style:font-name="Circular" fo:font-size="12pt" fo:letter-spacing="normal" fo:font-style="normal" fo:font-weight="normal"/>
    </style:style>
    <style:style style:name="P5" style:family="paragraph" style:parent-style-name="Text_20_body" style:list-style-name="L2">
      <style:paragraph-properties fo:margin-top="0cm" fo:margin-bottom="1.058cm" fo:orphans="2" fo:widows="2"/>
      <style:text-properties fo:font-variant="normal" fo:text-transform="none" fo:color="#000000" style:font-name="Circular" fo:font-size="12pt" fo:letter-spacing="normal" fo:font-style="normal" fo:font-weight="normal"/>
    </style:style>
    <style:style style:name="P6" style:family="paragraph" style:parent-style-name="Text_20_body" style:list-style-name="L3">
      <style:paragraph-properties fo:margin-top="0cm" fo:margin-bottom="1.058cm" fo:orphans="2" fo:widows="2"/>
      <style:text-properties fo:font-variant="normal" fo:text-transform="none" fo:color="#000000" style:font-name="Circular" fo:font-size="12pt" fo:letter-spacing="normal" fo:font-style="normal" fo:font-weight="normal"/>
    </style:style>
    <style:style style:name="P7" style:family="paragraph" style:parent-style-name="Text_20_body" style:list-style-name="L4">
      <style:paragraph-properties fo:margin-top="0cm" fo:margin-bottom="1.058cm" fo:orphans="2" fo:widows="2"/>
      <style:text-properties fo:font-variant="normal" fo:text-transform="none" fo:color="#000000" style:font-name="Circular" fo:font-size="12pt" fo:letter-spacing="normal" fo:font-style="normal" fo:font-weight="normal"/>
    </style:style>
    <style:style style:name="P8" style:family="paragraph" style:parent-style-name="Heading_20_1">
      <style:text-properties fo:font-variant="normal" fo:text-transform="none" fo:color="#000000" style:font-name="Circular" fo:font-size="19.5pt" fo:letter-spacing="normal" fo:font-style="normal" fo:font-weight="bold"/>
    </style:style>
    <style:style style:name="T1" style:family="text">
      <style:text-properties style:text-line-through-style="none" style:text-underline-style="none" style:text-blinking="false" fo:background-color="transparent"/>
    </style:style>
    <style:style style:name="T2" style:family="text">
      <style:text-properties fo:font-variant="normal" fo:text-transform="none" fo:color="#000000" style:font-name="Circular" fo:font-size="12pt" fo:letter-spacing="normal" fo:font-style="normal" fo:font-weight="bold"/>
    </style:style>
    <style:style style:name="T3" style:family="text">
      <style:text-properties fo:font-variant="normal" fo:text-transform="none" fo:color="#000000" style:font-name="Circular" fo:font-size="12pt" fo:letter-spacing="normal" fo:font-style="normal" fo:font-weight="normal"/>
    </style:style>
    <style:style style:name="T4" style:family="text">
      <style:text-properties fo:font-variant="normal" fo:text-transform="none" fo:color="#000000" style:font-name="Circular" fo:font-size="12pt" fo:letter-spacing="normal" fo:font-style="normal" fo:font-weight="normal" fo:background-color="#ffff00"/>
    </style:style>
    <style:style style:name="T5" style:family="text">
      <style:text-properties fo:font-variant="normal" fo:text-transform="none" fo:color="#000000" style:text-line-through-style="none" style:font-name="Circular" fo:font-size="12pt" fo:letter-spacing="normal" fo:font-style="normal" style:text-underline-style="solid" style:text-underline-width="auto" style:text-underline-color="font-color" fo:font-weight="normal" style:text-blinking="false"/>
    </style:style>
    <style:style style:name="T6" style:family="text">
      <style:text-properties fo:font-variant="normal" fo:text-transform="none" fo:color="#000000" style:text-line-through-style="none" style:font-name="Circular" fo:font-size="12pt" fo:letter-spacing="normal" fo:font-style="normal" style:text-underline-style="solid" style:text-underline-width="auto" style:text-underline-color="font-color" fo:font-weight="normal" style:text-blinking="false" fo:background-color="transparent"/>
    </style:style>
    <style:style style:name="T7" style:family="text">
      <style:text-properties fo:font-variant="normal" fo:text-transform="none" fo:color="#000000" style:text-line-through-style="none" style:font-name="Circular" fo:font-size="12pt" fo:letter-spacing="normal" fo:font-style="normal" style:text-underline-style="solid" style:text-underline-width="auto" style:text-underline-color="font-color" fo:font-weight="normal" style:text-blinking="false" fo:background-color="#ffff00"/>
    </style:style>
    <style:style style:name="T8" style:family="text">
      <style:text-properties fo:font-variant="normal" fo:text-transform="none" fo:color="#000000" style:text-line-through-style="none" style:font-name="Circular" fo:font-size="12pt" fo:letter-spacing="normal" fo:font-style="normal" style:text-underline-style="none" fo:font-weight="normal" style:text-blinking="false"/>
    </style:style>
    <style:style style:name="T9" style:family="text">
      <style:text-properties fo:font-variant="normal" fo:text-transform="none" fo:color="#000000" style:text-line-through-style="none" style:font-name="Circular" fo:font-size="12pt" fo:letter-spacing="normal" fo:font-style="normal" style:text-underline-style="none" fo:font-weight="normal" style:text-blinking="false" fo:background-color="transparent"/>
    </style:style>
    <style:style style:name="T10" style:family="text">
      <style:text-properties fo:font-variant="normal" fo:text-transform="none" fo:color="#000000" style:text-line-through-style="none" style:font-name="Circular" fo:font-size="12pt" fo:letter-spacing="normal" fo:font-style="normal" style:text-underline-style="none" fo:font-weight="normal" style:text-blinking="false" fo:background-color="#ffff00"/>
    </style:style>
    <style:style style:name="T11" style:family="text">
      <style:text-properties fo:background-color="#ffff0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Ochrana osobních údajů</text:h>
      <text:p text:style-name="P1">Osobní údaje, které nám v souvislosti s registrací do rezervačního systému MC Žirafa na <text:span text:style-name="T11">xxxxxxx</text:span> poskytnete, používáme zejména pro rezervaci vašeho místa na lekci. </text:p>
      <text:p text:style-name="P3"><text:span text:style-name="Strong_20_Emphasis"><text:span text:style-name="T2">Podmínky ochrany osobních údajů rezervačního systému MC Žirafa</text:span></text:span></text:p>
      <text:p text:style-name="P3"><text:span text:style-name="Strong_20_Emphasis"><text:span text:style-name="T2">I. Základní ustanovení</text:span></text:span></text:p>
      <text:p text:style-name="P3"><text:span text:style-name="T3">Správcem osobních údajů podle čl. 4 bod 7 nařízení Evropského parlamentu a Rady (EU) 2016/679 o ochraně fyzických osob v souvislosti se zpracováním osobních údajů a o volném pohybu těchto údajů (dále jen: „</text:span><text:span text:style-name="Strong_20_Emphasis"><text:span text:style-name="T2">GDPR</text:span></text:span><text:span text:style-name="T3">”) je MC Žirafa se sídlem </text:span><text:span text:style-name="T4">XXXXXXX</text:span><text:span text:style-name="T3"> (dále jen: „</text:span><text:span text:style-name="Strong_20_Emphasis"><text:span text:style-name="T2">správce</text:span></text:span><text:span text:style-name="T3">“).</text:span></text:p>
      <text:p text:style-name="P3"><text:span text:style-name="T4">Kontaktní údaje správce jsou - adresa: Švantlova 2711, Písek, 397 01, e-mail: </text:span><text:a xlink:type="simple" xlink:href="mailto:shoes@littleshoes.cz," text:style-name="Internet_20_link" text:visited-style-name="Visited_20_Internet_20_Link"><text:span text:style-name="T7">shoes@littleshoes.cz</text:span></text:a><text:a xlink:type="simple" xlink:href="mailto:shoes@littleshoes.cz," text:style-name="Internet_20_link" text:visited-style-name="Visited_20_Internet_20_Link"><text:span text:style-name="T10">,</text:span></text:a><text:span text:style-name="T4"> telefon: 773 00 10 80</text:span></text:p>
      <text:p text:style-name="P1">Osobními údaji se rozumí veškeré informace o identifikované nebo identifikovatelné fyzické osobě; identifikovatelnou fyzickou osobou je fyzická osoba, kterou lze přímo či nepřímo identifikovat, zejména odkazem na určitý identifikátor, například jméno, identifikační číslo, lokační údaje, síťový identifikátor nebo na jeden či více zvláštních prvků fyzické, fyziologické, genetické, psychické, ekonomické, kulturní nebo společenské identity této fyzické osoby.</text:p>
      <text:p text:style-name="P3"><text:span text:style-name="Strong_20_Emphasis"><text:span text:style-name="T2">II. Zdroje a kategorie zpracovávaných osobních údajů</text:span></text:span></text:p>
      <text:p text:style-name="P3"><text:span text:style-name="T3">Správce zpracovává osobní údaje, které jste mu poskytl/a, nebo osobní údaje, které správce získal na základě plnění Vaší objednávky.</text:span><text:span text:style-name="Strong_20_Emphasis"><text:span text:style-name="T3"> </text:span></text:span></text:p>
      <text:p text:style-name="P3"><text:span text:style-name="Strong_20_Emphasis"><text:span text:style-name="T2">III. Zákonný důvod a účel zpracování osobních údajů</text:span></text:span></text:p>
      <text:p text:style-name="P1">Účelem zpracování osobních údajů je: </text:p>
      <text:list xml:id="list6460320139729222683" text:style-name="L1">
        <text:list-item>
          <text:p text:style-name="P4"><text:s/>Vámi učiněnná rezervace na danou lekci</text:p>
        </text:list-item>
      </text:list>
      <text:p text:style-name="P3"><text:span text:style-name="Strong_20_Emphasis"><text:span text:style-name="T2">IV. Doba uchovávání údajů</text:span></text:span></text:p>
      <text:p text:style-name="P1">Správce uchovává osobní údaje po dobu nezbytnou k výkonu práv a povinností vyplývajících ze smluvního vztahu mezi Vámi a správcem a uplatňování nároků z těchto smluvních vztahů (po dobu 15 let od ukončení smluvního vztahu).</text:p>
      <text:p text:style-name="P1">Po uplynutí doby uchovávání osobních údajů správce osobní údaje vymaže. </text:p>
      <text:p text:style-name="P3"><text:span text:style-name="Strong_20_Emphasis"><text:span text:style-name="T2">V. Příjemci osobních údajů (subdodavatelé správce)</text:span></text:span></text:p>
      <text:p text:style-name="P1">Příjemci osobních údajů jsou osoby:</text:p>
      <text:list xml:id="list728872122637488241" text:style-name="L2">
        <text:list-item>
          <text:p text:style-name="P5">zajišťující chod lekcí</text:p>
        </text:list-item>
      </text:list>
      <text:p text:style-name="P3"><text:soft-page-break/><text:span text:style-name="Strong_20_Emphasis"><text:span text:style-name="T2">VI. Vaše práva</text:span></text:span></text:p>
      <text:p text:style-name="P1">Za podmínek stanovených v GDPR máte</text:p>
      <text:list xml:id="list6688644458574598653" text:style-name="L3">
        <text:list-item>
          <text:p text:style-name="P6">právo na přístup ke svým osobním údajům dle čl. 15 GDPR</text:p>
        </text:list-item>
        <text:list-item>
          <text:p text:style-name="P6">právo na opravu osobních údajů dle čl. 16 GDPR, popřípadě omezení zpracování dle čl. 18 GDPR</text:p>
        </text:list-item>
        <text:list-item>
          <text:p text:style-name="P6">právo na výmaz osobních údajů dle čl. 17 GDPR</text:p>
        </text:list-item>
        <text:list-item>
          <text:p text:style-name="P6">právo vznést námitku proti zpracování dle čl. 21 GDPR</text:p>
        </text:list-item>
        <text:list-item>
          <text:p text:style-name="P6">právo na přenositelnost údajů dle čl. 20 GDPR</text:p>
        </text:list-item>
        <text:list-item>
          <text:p text:style-name="P6">právo odvolat souhlas se zpracováním písemně nebo elektronicky na adresu nebo e-mail správce uvedený v čl. III těchto podmínek</text:p>
        </text:list-item>
        <text:list-item>
          <text:p text:style-name="P6">právo podat stížnost u Úřadu pro ochranu osobních údajů v případě, že se domníváte, že bylo porušeno Vaší právo na ochranu osobních údajů. </text:p>
        </text:list-item>
      </text:list>
      <text:p text:style-name="P3"><text:span text:style-name="Strong_20_Emphasis"><text:span text:style-name="T2">VII. Podmínky zabezpečení osobních údajů</text:span></text:span></text:p>
      <text:p text:style-name="P1">Správce prohlašuje, že přijal veškerá vhodná technická a organizační opatření k zabezpečení osobních údajů.</text:p>
      <text:p text:style-name="P1">Správce přijal technická opatření k zabezpečení datových úložišť a úložišť osobních údajů v listinné podobě, zejména uzamknutím listinných zdrojů, a zabezpečení dat v el. podobě formou hesel i antivirových programů.</text:p>
      <text:p text:style-name="P1">Správce prohlašuje, že k osobním údajům mají přístup pouze jím pověřené osoby.</text:p>
      <text:p text:style-name="P3"><text:span text:style-name="Strong_20_Emphasis"><text:span text:style-name="T2">VIII. Závěrečná ustanovení</text:span></text:span></text:p>
      <text:list xml:id="list428366918693842385" text:style-name="L4">
        <text:list-item>
          <text:p text:style-name="P7">Rezervováním lekce na stránkách <text:span text:style-name="T11">XXXXXX </text:span>potvrzujete, že jste seznámen/a s podmínkami ochrany osobních údajů a že je v celém rozsahu přijímáte.</text:p>
        </text:list-item>
        <text:list-item>
          <text:p text:style-name="P7">Správce je oprávněn tyto podmínky změnit. Novou verzi podmínek ochrany osobních údajů zveřejní na svých internetových stránkách nejpozději v den změny platnosti předchozích podmínek.</text:p>
        </text:list-item>
      </text:list>
      <text:p text:style-name="P2"><text:soft-page-break/> </text:p>
      <text:p text:style-name="P1">Tyto podmínky nabývají účinnosti dnem 1.2.2024</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ircular" svg:font-family="Circular, sans-serif"/>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na Bartecka</meta:initial-creator>
    <meta:creation-date>2024-01-25T13:38:25.16</meta:creation-date>
    <meta:document-statistic meta:table-count="0" meta:image-count="0" meta:object-count="0" meta:page-count="3" meta:paragraph-count="36" meta:word-count="493" meta:character-count="3307"/>
    <dc:date>2024-01-25T13:44:51.17</dc:date>
    <dc:creator>Jana Bartecka</dc:creator>
    <meta:editing-duration>PT6M26S</meta:editing-duration>
    <meta:editing-cycles>1</meta:editing-cycles>
    <meta:generator>OpenOffice/4.1.13$Win32 OpenOffice.org_project/4113m1$Build-9810</meta:generator>
  </office:meta>
</office:document-meta>
</file>